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hatch" draw:fill-color="#23ff23" draw:fill-hatch-name="Black_20_45_20_Degrees_20_Wide" draw:fill-hatch-solid="true" draw:opacity="25%" draw:textarea-horizontal-align="justify" draw:textarea-vertical-align="middle" draw:auto-grow-height="false" draw:shadow-opacity="25%"/>
    </style:style>
    <style:style style:name="gr2" style:family="graphic" style:parent-style-name="standard">
      <style:graphic-properties draw:fill="solid" draw:fill-color="#87ff89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4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2cm" svg:stroke-color="#000000" draw:marker-start-width="0.6cm" draw:marker-end-width="0.6cm" svg:stroke-opacity="25%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80pt" style:font-size-asian="80pt" style:font-size-complex="8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8cm" svg:x="13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5.5cm" svg:height="8cm" svg:x="0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3.5cm" svg:height="2cm" svg:x="7.5cm" svg:y="1.5cm">
          <text:p text:style-name="P1">User</text:p>
          <text:p text:style-name="P1">Metamodel</text:p>
        </draw:rect>
        <draw:rect draw:style-name="gr3" draw:text-style-name="P1" draw:layer="layout" svg:width="3.5cm" svg:height="2cm" svg:x="3.5cm" svg:y="1.5cm">
          <text:p text:style-name="P1">User</text:p>
          <text:p text:style-name="P1">OCL</text:p>
        </draw:rect>
        <draw:rect draw:style-name="gr3" draw:text-style-name="P1" draw:layer="layout" svg:width="3.5cm" svg:height="2cm" svg:x="7.5cm" svg:y="8cm">
          <text:p text:style-name="P1">Pivot Types</text:p>
          <text:p text:style-name="P1">Model</text:p>
        </draw:rect>
        <draw:rect draw:style-name="gr3" draw:text-style-name="P1" draw:layer="layout" svg:width="3.5cm" svg:height="2cm" svg:x="14.5cm" svg:y="1.5cm">
          <text:p text:style-name="P1">User</text:p>
          <text:p text:style-name="P1">Model</text:p>
        </draw:rect>
        <draw:rect draw:style-name="gr3" draw:text-style-name="P1" draw:layer="layout" svg:width="3.5cm" svg:height="2cm" svg:x="14.5cm" svg:y="8cm">
          <text:p text:style-name="P1">Pivot Values</text:p>
          <text:p text:style-name="P1">'Model'</text:p>
        </draw:rect>
        <draw:line draw:style-name="gr4" draw:text-style-name="P1" draw:layer="layout" svg:x1="11cm" svg:y1="2.5cm" svg:x2="14.5cm" svg:y2="2.5cm">
          <text:p/>
        </draw:line>
        <draw:frame draw:style-name="gr5" draw:text-style-name="P2" draw:layer="layout" svg:width="3.063cm" svg:height="0.806cm" svg:x="10.937cm" svg:y="1.694cm">
          <draw:text-box>
            <text:p text:style-name="P2"><text:span text:style-name="T1">conformsTo</text:span></text:p>
          </draw:text-box>
        </draw:frame>
        <draw:rect draw:style-name="gr3" draw:text-style-name="P1" draw:layer="layout" svg:width="3.5cm" svg:height="2cm" svg:x="21.5cm" svg:y="8cm">
          <text:p text:style-name="P1">Pivot Values</text:p>
          <text:p text:style-name="P1">Metamodel</text:p>
        </draw:rect>
        <draw:rect draw:style-name="gr3" draw:text-style-name="P1" draw:layer="layout" svg:width="3.5cm" svg:height="2cm" svg:x="0.5cm" svg:y="8cm">
          <text:p text:style-name="P1">Pivot Types</text:p>
          <text:p text:style-name="P1">Metamodel</text:p>
        </draw:rect>
        <draw:custom-shape draw:style-name="gr6" draw:text-style-name="P1" draw:layer="layout" svg:width="4.5cm" svg:height="1.5cm" svg:x="14cm" svg:y="5cm">
          <text:p text:style-name="P1">box/unbox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0.5cm" svg:height="1.5cm" svg:x="16cm" svg:y="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5cm" svg:height="1.5cm" svg:x="16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4.5cm" svg:height="1.5cm" svg:x="7cm" svg:y="5cm">
          <text:p text:style-name="P1">load/compil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5cm" svg:height="1.5cm" svg:x="9cm" svg:y="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5cm" svg:height="1.5cm" svg:x="9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5cm" svg:height="2.578cm" draw:transform="rotate (0.7853981633973) translate (5.5cm 3.854cm)">
          <text:p/>
          <draw:enhanced-geometry svg:viewBox="0 0 21600 21600" draw:text-areas="?f0 0 ?f2 ?f5" draw:type="down-arrow" draw:modifiers="18744.0093059325 6337.724550898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4cm" svg:y1="9cm" svg:x2="7.5cm" svg:y2="9cm">
          <text:p/>
        </draw:line>
        <draw:line draw:style-name="gr4" draw:text-style-name="P1" draw:layer="layout" svg:x1="21.5cm" svg:y1="9cm" svg:x2="18cm" svg:y2="9cm">
          <text:p/>
        </draw:line>
        <draw:rect draw:style-name="gr3" draw:text-style-name="P1" draw:layer="layout" svg:width="3.5cm" svg:height="2cm" svg:x="9.5cm" svg:y="14.5cm">
          <text:p text:style-name="P1">Dispatch</text:p>
          <text:p text:style-name="P1">tables</text:p>
        </draw:rect>
        <draw:custom-shape draw:style-name="gr6" draw:text-style-name="P1" draw:layer="layout" svg:width="4.5cm" svg:height="1.5cm" svg:x="7cm" svg:y="11.5cm">
          <text:p text:style-name="P1">code generato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5cm" svg:height="1.5cm" svg:x="9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1" draw:layer="layout" svg:width="5cm" svg:height="2cm" svg:x="1cm" svg:y="14.5cm">
          <text:p text:style-name="P1">Java</text:p>
          <text:p text:style-name="P1">Implementations</text:p>
        </draw:rect>
        <draw:custom-shape draw:style-name="gr8" draw:text-style-name="P1" draw:layer="layout" svg:width="0.5cm" svg:height="2.578cm" draw:transform="rotate (-0.785398163398487) translate (7.323cm 12.5cm)">
          <text:p/>
          <draw:enhanced-geometry svg:viewBox="0 0 21600 21600" draw:text-areas="?f0 0 ?f2 ?f5" draw:type="down-arrow" draw:modifiers="18744.0093059325 6337.724550898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6cm" svg:y1="15.5cm" svg:x2="9.5cm" svg:y2="15.5cm">
          <text:p/>
        </draw:line>
        <draw:custom-shape draw:style-name="gr6" draw:text-style-name="P1" draw:layer="layout" svg:width="4.5cm" svg:height="1.5cm" svg:x="14cm" svg:y="11.5cm">
          <text:p text:style-name="P1">evaluato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0.5cm" svg:height="1.5cm" svg:x="16cm" svg:y="10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1.5cm" svg:x="10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3.063cm" svg:height="0.806cm" svg:x="4cm" svg:y="8.194cm">
          <draw:text-box>
            <text:p text:style-name="P2"><text:span text:style-name="T1">conformsTo</text:span></text:p>
          </draw:text-box>
        </draw:frame>
        <draw:frame draw:style-name="gr5" draw:text-style-name="P2" draw:layer="layout" svg:width="3.063cm" svg:height="0.806cm" svg:x="18.5cm" svg:y="8.194cm">
          <draw:text-box>
            <text:p text:style-name="P2"><text:span text:style-name="T1">conformsTo</text:span></text:p>
          </draw:text-box>
        </draw:frame>
        <draw:frame draw:style-name="gr5" draw:text-style-name="P2" draw:layer="layout" svg:width="2.847cm" svg:height="0.806cm" svg:x="5.937cm" svg:y="14.694cm">
          <draw:text-box>
            <text:p text:style-name="P2"><text:span text:style-name="T1">references</text:span></text:p>
          </draw:text-box>
        </draw:frame>
        <draw:line draw:style-name="gr9" draw:text-style-name="P1" draw:layer="layout" svg:x1="13.5cm" svg:y1="0cm" svg:x2="13.5cm" svg:y2="17.5cm">
          <text:p/>
        </draw:line>
        <draw:frame draw:style-name="gr10" draw:text-style-name="P3" draw:layer="layout" svg:width="8cm" svg:height="1.276cm" svg:x="3cm" svg:y="0cm">
          <draw:text-box>
            <text:p text:style-name="P3"><text:span text:style-name="T2">Compile-time</text:span></text:p>
          </draw:text-box>
        </draw:frame>
        <draw:frame draw:style-name="gr10" draw:text-style-name="P3" draw:layer="layout" svg:width="8cm" svg:height="1.276cm" svg:x="17cm" svg:y="0cm">
          <draw:text-box>
            <text:p text:style-name="P3"><text:span text:style-name="T2">Run-time</text:span></text:p>
          </draw:text-box>
        </draw:frame>
        <draw:frame draw:style-name="gr5" draw:text-style-name="P4" draw:layer="layout" svg:width="11.225cm" svg:height="3.405cm" svg:x="14cm" svg:y="13.5cm">
          <draw:text-box>
            <text:p text:style-name="P4"><text:span text:style-name="T3">OCL VM</text:span></text:p>
          </draw:text-box>
        </draw:frame>
        <draw:frame draw:style-name="gr10" draw:text-style-name="P3" draw:layer="layout" svg:width="6cm" svg:height="1.276cm" svg:x="17cm" svg:y="3.724cm">
          <draw:text-box>
            <text:p text:style-name="P3"><text:span text:style-name="T2">Optimization</text:span></text:p>
          </draw:text-box>
        </draw:frame>
        <draw:rect draw:style-name="gr3" draw:text-style-name="P1" draw:layer="layout" svg:width="3.5cm" svg:height="2cm" svg:x="0.5cm" svg:y="4.5cm">
          <text:p text:style-name="P1">OCL</text:p>
          <text:p text:style-name="P1">Library</text:p>
        </draw:rect>
        <draw:custom-shape draw:style-name="gr8" draw:text-style-name="P1" draw:layer="layout" svg:width="0.5cm" svg:height="3cm" draw:transform="rotate (1.5707963267946) translate (4cm 6cm)">
          <text:p/>
          <draw:enhanced-geometry svg:viewBox="0 0 21600 21600" draw:text-areas="?f0 0 ?f2 ?f5" draw:type="down-arrow" draw:modifiers="18569.8100633122 5777.2455089820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12.5cm" svg:y1="14.5cm" svg:x2="14.5cm" svg:y2="12.5cm">
          <text:p/>
        </draw:line>
        <draw:line draw:style-name="gr4" draw:text-style-name="P1" draw:layer="layout" svg:x1="12.5cm" svg:y1="14.5cm" svg:x2="14.5cm" svg:y2="12.5cm">
          <text:p/>
        </draw:line>
        <draw:frame draw:style-name="gr5" draw:text-style-name="P2" draw:layer="layout" svg:width="1.552cm" svg:height="0.806cm" svg:x="11.448cm" svg:y="13.5cm">
          <draw:text-box>
            <text:p text:style-name="P2"><text:span text:style-name="T1">uses</text:span></text:p>
          </draw:text-box>
        </draw:frame>
        <draw:line draw:style-name="gr4" draw:text-style-name="P1" draw:layer="layout" svg:x1="11cm" svg:y1="10cm" svg:x2="14.5cm" svg:y2="12cm">
          <text:p/>
        </draw:line>
        <draw:frame draw:style-name="gr5" draw:text-style-name="P2" draw:layer="layout" svg:width="1.552cm" svg:height="0.806cm" svg:x="11.448cm" svg:y="9.694cm">
          <draw:text-box>
            <text:p text:style-name="P2"><text:span text:style-name="T1">u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6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H19M15S</meta:editing-duration>
    <meta:editing-cycles>6</meta:editing-cycles>
    <meta:generator>OpenOffice.org/3.3$Win32 OpenOffice.org_project/330m20$Build-9567</meta:generator>
    <dc:date>2012-07-26T21:56:08.78</dc:date>
    <dc:creator>Ed Willink</dc:creator>
    <meta:document-statistic meta:object-count="44"/>
  </office:meta>
</office:document-meta>
</file>